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data-style-name="N0">
      <style:table-cell-properties style:vertical-align="automatic" fo:background-color="transparent"/>
    </style:style>
    <style:style style:name="ce4" style:family="table-cell" style:parent-style-name="Default" style:data-style-name="N38"/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3.6247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83645833333333cm" style:use-optimal-column-width="true"/>
    </style:style>
    <style:style style:name="co6" style:family="table-column">
      <style:table-column-properties fo:break-before="auto" style:column-width="0.926041666666667cm" style:use-optimal-column-width="true"/>
    </style:style>
    <style:style style:name="co7" style:family="table-column">
      <style:table-column-properties fo:break-before="auto" style:column-width="2.69875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lightdetail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4" table:number-columns-repeated="246" table:default-cell-style-name="ce3"/>
        <table:table-column table:style-name="co4" table:number-columns-repeated="16128" table:default-cell-style-name="ce1"/>
        <table:table-row table:style-name="ro1">
          <table:table-cell office:value-type="string" table:style-name="ce5">
            <text:p>travelDate</text:p>
          </table:table-cell>
          <table:table-cell office:value-type="string" table:style-name="ce6">
            <text:p>flightNumber</text:p>
          </table:table-cell>
          <table:table-cell office:value-type="string" table:style-name="ce6">
            <text:p>flightName</text:p>
          </table:table-cell>
          <table:table-cell office:value-type="string" table:style-name="ce5">
            <text:p>source</text:p>
          </table:table-cell>
          <table:table-cell office:value-type="string" table:style-name="ce6">
            <text:p>destination</text:p>
          </table:table-cell>
          <table:table-cell office:value-type="string" table:style-name="ce5">
            <text:p>fare</text:p>
          </table:table-cell>
          <table:table-cell office:value-type="string" table:style-name="ce6">
            <text:p>departureTime</text:p>
          </table:table-cell>
          <table:table-cell office:value-type="string" table:style-name="ce6">
            <text:p>arrivalTime</text:p>
          </table:table-cell>
          <table:table-cell office:value-type="string" table:style-name="ce5">
            <text:p>totalSeat</text:p>
          </table:table-cell>
          <table:table-cell office:value-type="string" table:style-name="ce6">
            <text:p>availableSeat</text:p>
          </table:table-cell>
          <table:table-cell table:number-columns-repeated="246" table:style-name="ce3"/>
          <table:table-cell table:number-columns-repeated="16128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1T00:00:00" table:style-name="ce2">
            <text:p>01/01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2T00:00:00" table:style-name="ce2">
            <text:p>01/02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3T00:00:00" table:style-name="ce2">
            <text:p>01/03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4T00:00:00" table:style-name="ce2">
            <text:p>01/04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5T00:00:00" table:style-name="ce2">
            <text:p>01/05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6T00:00:00" table:style-name="ce2">
            <text:p>01/06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88" table:style-name="ce1">
            <text:p>188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7T00:00:00" table:style-name="ce2">
            <text:p>01/07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8T00:00:00" table:style-name="ce2">
            <text:p>01/08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09T00:00:00" table:style-name="ce2">
            <text:p>01/09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0T00:00:00" table:style-name="ce2">
            <text:p>01/10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1T00:00:00" table:style-name="ce2">
            <text:p>01/11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2T00:00:00" table:style-name="ce2">
            <text:p>01/12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3T00:00:00" table:style-name="ce2">
            <text:p>01/13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4T00:00:00" table:style-name="ce2">
            <text:p>01/14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5T00:00:00" table:style-name="ce2">
            <text:p>01/15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6T00:00:00" table:style-name="ce2">
            <text:p>01/16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7T00:00:00" table:style-name="ce2">
            <text:p>01/17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8T00:00:00" table:style-name="ce2">
            <text:p>01/18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19T00:00:00" table:style-name="ce2">
            <text:p>01/19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0T00:00:00" table:style-name="ce2">
            <text:p>01/20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1T00:00:00" table:style-name="ce2">
            <text:p>01/21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2T00:00:00" table:style-name="ce2">
            <text:p>01/22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3T00:00:00" table:style-name="ce2">
            <text:p>01/23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4T00:00:00" table:style-name="ce2">
            <text:p>01/24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5T00:00:00" table:style-name="ce2">
            <text:p>01/25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6T00:00:00" table:style-name="ce2">
            <text:p>01/26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7T00:00:00" table:style-name="ce2">
            <text:p>01/27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8T00:00:00" table:style-name="ce2">
            <text:p>01/28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29T00:00:00" table:style-name="ce2">
            <text:p>01/29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0T00:00:00" table:style-name="ce2">
            <text:p>01/30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5901" table:style-name="ce1">
            <text:p>5901</text:p>
          </table:table-cell>
          <table:table-cell office:value-type="time" office:time-value="PT5H9M44S" table:style-name="ce4">
            <text:p>05:09:44 AM</text:p>
          </table:table-cell>
          <table:table-cell office:value-type="time" office:time-value="PT11H53M46S" table:style-name="ce4">
            <text:p>11:53:46 AM</text:p>
          </table:table-cell>
          <table:table-cell office:value-type="float" office:value="200" table:style-name="ce1">
            <text:p>200</text:p>
          </table:table-cell>
          <table:table-cell office:value-type="float" office:value="188" table:style-name="ce1">
            <text:p>188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Pune</text:p>
          </table:table-cell>
          <table:table-cell office:value-type="float" office:value="7368" table:style-name="ce1">
            <text:p>7368</text:p>
          </table:table-cell>
          <table:table-cell office:value-type="time" office:time-value="PT6H54M29S" table:style-name="ce4">
            <text:p>06:54:29 AM</text:p>
          </table:table-cell>
          <table:table-cell office:value-type="time" office:time-value="PT12H34M38S" table:style-name="ce4">
            <text:p>12:34:38 PM</text:p>
          </table:table-cell>
          <table:table-cell office:value-type="float" office:value="200" table:style-name="ce1">
            <text:p>200</text:p>
          </table:table-cell>
          <table:table-cell office:value-type="float" office:value="175" table:style-name="ce1">
            <text:p>175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5705" table:style-name="ce1">
            <text:p>5705</text:p>
          </table:table-cell>
          <table:table-cell office:value-type="time" office:time-value="PT6H42M38S" table:style-name="ce4">
            <text:p>06:42:38 AM</text:p>
          </table:table-cell>
          <table:table-cell office:value-type="time" office:time-value="PT12H57M44S" table:style-name="ce4">
            <text:p>12:57:4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Coimbatore</text:p>
          </table:table-cell>
          <table:table-cell office:value-type="float" office:value="3518" table:style-name="ce1">
            <text:p>3518</text:p>
          </table:table-cell>
          <table:table-cell office:value-type="time" office:time-value="PT6H49M15S" table:style-name="ce4">
            <text:p>06:49:15 AM</text:p>
          </table:table-cell>
          <table:table-cell office:value-type="time" office:time-value="PT11H1M3S" table:style-name="ce4">
            <text:p>11:01:0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1652" table:style-name="ce1">
            <text:p>1652</text:p>
          </table:table-cell>
          <table:table-cell office:value-type="time" office:time-value="PT5H50M27S" table:style-name="ce4">
            <text:p>05:50:27 AM</text:p>
          </table:table-cell>
          <table:table-cell office:value-type="time" office:time-value="PT11H13M1S" table:style-name="ce4">
            <text:p>11:13:0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mritsar</text:p>
          </table:table-cell>
          <table:table-cell office:value-type="string" table:style-name="ce1">
            <text:p>Tiruchirapalli</text:p>
          </table:table-cell>
          <table:table-cell office:value-type="float" office:value="7574" table:style-name="ce1">
            <text:p>7574</text:p>
          </table:table-cell>
          <table:table-cell office:value-type="time" office:time-value="PT6H9M28S" table:style-name="ce4">
            <text:p>06:09:28 AM</text:p>
          </table:table-cell>
          <table:table-cell office:value-type="time" office:time-value="PT11H49M35S" table:style-name="ce4">
            <text:p>11:49:3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5711" table:style-name="ce1">
            <text:p>5711</text:p>
          </table:table-cell>
          <table:table-cell office:value-type="time" office:time-value="PT5H35M55S" table:style-name="ce4">
            <text:p>05:35:55 AM</text:p>
          </table:table-cell>
          <table:table-cell office:value-type="time" office:time-value="PT12H14M32S" table:style-name="ce4">
            <text:p>12:14:3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Guwahati</text:p>
          </table:table-cell>
          <table:table-cell office:value-type="float" office:value="1148" table:style-name="ce1">
            <text:p>1148</text:p>
          </table:table-cell>
          <table:table-cell office:value-type="time" office:time-value="PT5H55M2S" table:style-name="ce4">
            <text:p>05:55:02 AM</text:p>
          </table:table-cell>
          <table:table-cell office:value-type="time" office:time-value="PT12H40M46S" table:style-name="ce4">
            <text:p>12:40:46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6853" table:style-name="ce1">
            <text:p>6853</text:p>
          </table:table-cell>
          <table:table-cell office:value-type="time" office:time-value="PT5H20M19S" table:style-name="ce4">
            <text:p>05:20:19 AM</text:p>
          </table:table-cell>
          <table:table-cell office:value-type="time" office:time-value="PT12H36M57S" table:style-name="ce4">
            <text:p>12:36:5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Hydrebad</text:p>
          </table:table-cell>
          <table:table-cell office:value-type="string" table:style-name="ce1">
            <text:p>Kochi</text:p>
          </table:table-cell>
          <table:table-cell office:value-type="float" office:value="5549" table:style-name="ce1">
            <text:p>5549</text:p>
          </table:table-cell>
          <table:table-cell office:value-type="time" office:time-value="PT5H31M45S" table:style-name="ce4">
            <text:p>05:31:45 AM</text:p>
          </table:table-cell>
          <table:table-cell office:value-type="time" office:time-value="PT11H39M44S" table:style-name="ce4">
            <text:p>11:39:44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3760" table:style-name="ce1">
            <text:p>3760</text:p>
          </table:table-cell>
          <table:table-cell office:value-type="time" office:time-value="PT5H27M36S" table:style-name="ce4">
            <text:p>05:27:36 AM</text:p>
          </table:table-cell>
          <table:table-cell office:value-type="time" office:time-value="PT12H31M48S" table:style-name="ce4">
            <text:p>12:31:48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Ahmedabad</text:p>
          </table:table-cell>
          <table:table-cell office:value-type="float" office:value="9558" table:style-name="ce1">
            <text:p>9558</text:p>
          </table:table-cell>
          <table:table-cell office:value-type="time" office:time-value="PT6H22M22S" table:style-name="ce4">
            <text:p>06:22:22 AM</text:p>
          </table:table-cell>
          <table:table-cell office:value-type="time" office:time-value="PT11H57M17S" table:style-name="ce4">
            <text:p>11:57:1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3127" table:style-name="ce1">
            <text:p>3127</text:p>
          </table:table-cell>
          <table:table-cell office:value-type="time" office:time-value="PT6H40M11S" table:style-name="ce4">
            <text:p>06:40:11 AM</text:p>
          </table:table-cell>
          <table:table-cell office:value-type="time" office:time-value="PT11H20M45S" table:style-name="ce4">
            <text:p>11:20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Calicut</text:p>
          </table:table-cell>
          <table:table-cell office:value-type="string" table:style-name="ce1">
            <text:p>Srinagar</text:p>
          </table:table-cell>
          <table:table-cell office:value-type="float" office:value="8498" table:style-name="ce1">
            <text:p>8498</text:p>
          </table:table-cell>
          <table:table-cell office:value-type="time" office:time-value="PT5H21M28S" table:style-name="ce4">
            <text:p>05:21:28 AM</text:p>
          </table:table-cell>
          <table:table-cell office:value-type="time" office:time-value="PT12H29M21S" table:style-name="ce4">
            <text:p>12:29:2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8552" table:style-name="ce1">
            <text:p>8552</text:p>
          </table:table-cell>
          <table:table-cell office:value-type="time" office:time-value="PT6H13M18S" table:style-name="ce4">
            <text:p>06:13:18 AM</text:p>
          </table:table-cell>
          <table:table-cell office:value-type="time" office:time-value="PT11H21M2S" table:style-name="ce4">
            <text:p>11:21:02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Delhi</text:p>
          </table:table-cell>
          <table:table-cell office:value-type="float" office:value="5383" table:style-name="ce1">
            <text:p>5383</text:p>
          </table:table-cell>
          <table:table-cell office:value-type="time" office:time-value="PT6H48M42S" table:style-name="ce4">
            <text:p>06:48:42 AM</text:p>
          </table:table-cell>
          <table:table-cell office:value-type="time" office:time-value="PT12H10M39S" table:style-name="ce4">
            <text:p>12:10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1291" table:style-name="ce1">
            <text:p>1291</text:p>
          </table:table-cell>
          <table:table-cell office:value-type="time" office:time-value="PT5H10M12S" table:style-name="ce4">
            <text:p>05:10:12 AM</text:p>
          </table:table-cell>
          <table:table-cell office:value-type="time" office:time-value="PT12H52M55S" table:style-name="ce4">
            <text:p>12:52:55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Varanasi</text:p>
          </table:table-cell>
          <table:table-cell office:value-type="float" office:value="4455" table:style-name="ce1">
            <text:p>4455</text:p>
          </table:table-cell>
          <table:table-cell office:value-type="time" office:time-value="PT6H24M41S" table:style-name="ce4">
            <text:p>06:24:41 AM</text:p>
          </table:table-cell>
          <table:table-cell office:value-type="time" office:time-value="PT11H4M7S" table:style-name="ce4">
            <text:p>11:04:0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3575" table:style-name="ce1">
            <text:p>3575</text:p>
          </table:table-cell>
          <table:table-cell office:value-type="time" office:time-value="PT6H32M43S" table:style-name="ce4">
            <text:p>06:32:43 AM</text:p>
          </table:table-cell>
          <table:table-cell office:value-type="time" office:time-value="PT11H27M33S" table:style-name="ce4">
            <text:p>11:27:33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Hydrebad</text:p>
          </table:table-cell>
          <table:table-cell office:value-type="float" office:value="8051" table:style-name="ce1">
            <text:p>8051</text:p>
          </table:table-cell>
          <table:table-cell office:value-type="time" office:time-value="PT5H35M1S" table:style-name="ce4">
            <text:p>05:35:01 AM</text:p>
          </table:table-cell>
          <table:table-cell office:value-type="time" office:time-value="PT11H20M15S" table:style-name="ce4">
            <text:p>11:20:1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5484" table:style-name="ce1">
            <text:p>5484</text:p>
          </table:table-cell>
          <table:table-cell office:value-type="time" office:time-value="PT5H3M45S" table:style-name="ce4">
            <text:p>05:03:45 AM</text:p>
          </table:table-cell>
          <table:table-cell office:value-type="time" office:time-value="PT12H27M34S" table:style-name="ce4">
            <text:p>12:27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Kolkata</text:p>
          </table:table-cell>
          <table:table-cell office:value-type="float" office:value="7155" table:style-name="ce1">
            <text:p>7155</text:p>
          </table:table-cell>
          <table:table-cell office:value-type="time" office:time-value="PT5H34M14S" table:style-name="ce4">
            <text:p>05:34:14 AM</text:p>
          </table:table-cell>
          <table:table-cell office:value-type="time" office:time-value="PT12H6M3S" table:style-name="ce4">
            <text:p>12:06:0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022" table:style-name="ce1">
            <text:p>2022</text:p>
          </table:table-cell>
          <table:table-cell office:value-type="time" office:time-value="PT6H21M58S" table:style-name="ce4">
            <text:p>06:21:58 AM</text:p>
          </table:table-cell>
          <table:table-cell office:value-type="time" office:time-value="PT11H25M40S" table:style-name="ce4">
            <text:p>11:25:40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Tiruchirapalli</text:p>
          </table:table-cell>
          <table:table-cell office:value-type="string" table:style-name="ce1">
            <text:p>Amritsar</text:p>
          </table:table-cell>
          <table:table-cell office:value-type="float" office:value="2749" table:style-name="ce1">
            <text:p>2749</text:p>
          </table:table-cell>
          <table:table-cell office:value-type="time" office:time-value="PT6H30M38S" table:style-name="ce4">
            <text:p>06:30:38 AM</text:p>
          </table:table-cell>
          <table:table-cell office:value-type="time" office:time-value="PT12H28M22S" table:style-name="ce4">
            <text:p>12:28:22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9735" table:style-name="ce1">
            <text:p>9735</text:p>
          </table:table-cell>
          <table:table-cell office:value-type="time" office:time-value="PT6H29M40S" table:style-name="ce4">
            <text:p>06:29:40 AM</text:p>
          </table:table-cell>
          <table:table-cell office:value-type="time" office:time-value="PT11H6M45S" table:style-name="ce4">
            <text:p>11:06:4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Goa</text:p>
          </table:table-cell>
          <table:table-cell office:value-type="string" table:style-name="ce1">
            <text:p>Lucknow</text:p>
          </table:table-cell>
          <table:table-cell office:value-type="float" office:value="7328" table:style-name="ce1">
            <text:p>7328</text:p>
          </table:table-cell>
          <table:table-cell office:value-type="time" office:time-value="PT6H32M39S" table:style-name="ce4">
            <text:p>06:32:39 AM</text:p>
          </table:table-cell>
          <table:table-cell office:value-type="time" office:time-value="PT11H47M37S" table:style-name="ce4">
            <text:p>11:47:37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3856" table:style-name="ce1">
            <text:p>3856</text:p>
          </table:table-cell>
          <table:table-cell office:value-type="time" office:time-value="PT5H28M30S" table:style-name="ce4">
            <text:p>05:28:30 AM</text:p>
          </table:table-cell>
          <table:table-cell office:value-type="time" office:time-value="PT12H50M31S" table:style-name="ce4">
            <text:p>12:50:31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office:value-type="string" table:style-name="ce1">
            <text:p>Thiruvananathapuram</text:p>
          </table:table-cell>
          <table:table-cell office:value-type="string" table:style-name="ce1">
            <text:p>Bangalore</text:p>
          </table:table-cell>
          <table:table-cell office:value-type="float" office:value="2209" table:style-name="ce1">
            <text:p>2209</text:p>
          </table:table-cell>
          <table:table-cell office:value-type="time" office:time-value="PT5H48M39S" table:style-name="ce4">
            <text:p>05:48:39 AM</text:p>
          </table:table-cell>
          <table:table-cell office:value-type="time" office:time-value="PT12H35M10S" table:style-name="ce4">
            <text:p>12:35:10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4524" table:style-name="ce1">
            <text:p>4524</text:p>
          </table:table-cell>
          <table:table-cell office:value-type="time" office:time-value="PT5H3M33S" table:style-name="ce4">
            <text:p>05:03:33 AM</text:p>
          </table:table-cell>
          <table:table-cell office:value-type="time" office:time-value="PT12H53M34S" table:style-name="ce4">
            <text:p>12:53:3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Thiruvananathapuram</text:p>
          </table:table-cell>
          <table:table-cell office:value-type="float" office:value="5930" table:style-name="ce1">
            <text:p>5930</text:p>
          </table:table-cell>
          <table:table-cell office:value-type="time" office:time-value="PT5H1M45S" table:style-name="ce4">
            <text:p>05:01:45 AM</text:p>
          </table:table-cell>
          <table:table-cell office:value-type="time" office:time-value="PT11H16M5S" table:style-name="ce4">
            <text:p>11:16:05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5867" table:style-name="ce1">
            <text:p>5867</text:p>
          </table:table-cell>
          <table:table-cell office:value-type="time" office:time-value="PT6H37M4S" table:style-name="ce4">
            <text:p>06:37:04 AM</text:p>
          </table:table-cell>
          <table:table-cell office:value-type="time" office:time-value="PT12H4M19S" table:style-name="ce4">
            <text:p>12:04:1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Goa</text:p>
          </table:table-cell>
          <table:table-cell office:value-type="float" office:value="6028" table:style-name="ce1">
            <text:p>6028</text:p>
          </table:table-cell>
          <table:table-cell office:value-type="time" office:time-value="PT5H27M6S" table:style-name="ce4">
            <text:p>05:27:06 AM</text:p>
          </table:table-cell>
          <table:table-cell office:value-type="time" office:time-value="PT12H49M9S" table:style-name="ce4">
            <text:p>12:49:0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7238" table:style-name="ce1">
            <text:p>7238</text:p>
          </table:table-cell>
          <table:table-cell office:value-type="time" office:time-value="PT5H3M42S" table:style-name="ce4">
            <text:p>05:03:42 AM</text:p>
          </table:table-cell>
          <table:table-cell office:value-type="time" office:time-value="PT12H17M39S" table:style-name="ce4">
            <text:p>12:17:39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Mumbai</text:p>
          </table:table-cell>
          <table:table-cell office:value-type="float" office:value="4848" table:style-name="ce1">
            <text:p>4848</text:p>
          </table:table-cell>
          <table:table-cell office:value-type="time" office:time-value="PT5H1M15S" table:style-name="ce4">
            <text:p>05:01:15 AM</text:p>
          </table:table-cell>
          <table:table-cell office:value-type="time" office:time-value="PT12H55M33S" table:style-name="ce4">
            <text:p>12:55:3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2487" table:style-name="ce1">
            <text:p>2487</text:p>
          </table:table-cell>
          <table:table-cell office:value-type="time" office:time-value="PT5H50M18S" table:style-name="ce4">
            <text:p>05:50:18 AM</text:p>
          </table:table-cell>
          <table:table-cell office:value-type="time" office:time-value="PT12H5M53S" table:style-name="ce4">
            <text:p>12:05:53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office:value-type="string" table:style-name="ce1">
            <text:p>Srinagar</text:p>
          </table:table-cell>
          <table:table-cell office:value-type="string" table:style-name="ce1">
            <text:p>Calicut</text:p>
          </table:table-cell>
          <table:table-cell office:value-type="float" office:value="3387" table:style-name="ce1">
            <text:p>3387</text:p>
          </table:table-cell>
          <table:table-cell office:value-type="time" office:time-value="PT5H57M32S" table:style-name="ce4">
            <text:p>05:57:32 AM</text:p>
          </table:table-cell>
          <table:table-cell office:value-type="time" office:time-value="PT11H40M18S" table:style-name="ce4">
            <text:p>11:40:18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5243" table:style-name="ce1">
            <text:p>5243</text:p>
          </table:table-cell>
          <table:table-cell office:value-type="time" office:time-value="PT6H10M21S" table:style-name="ce4">
            <text:p>06:10:21 AM</text:p>
          </table:table-cell>
          <table:table-cell office:value-type="time" office:time-value="PT12H26M27S" table:style-name="ce4">
            <text:p>12:26:27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Nagpur</text:p>
          </table:table-cell>
          <table:table-cell office:value-type="float" office:value="7057" table:style-name="ce1">
            <text:p>7057</text:p>
          </table:table-cell>
          <table:table-cell office:value-type="time" office:time-value="PT6H41M32S" table:style-name="ce4">
            <text:p>06:41:32 AM</text:p>
          </table:table-cell>
          <table:table-cell office:value-type="time" office:time-value="PT12H46M4S" table:style-name="ce4">
            <text:p>12:46:04 P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3052" table:style-name="ce1">
            <text:p>3052</text:p>
          </table:table-cell>
          <table:table-cell office:value-type="time" office:time-value="PT6H56M33S" table:style-name="ce4">
            <text:p>06:56:33 AM</text:p>
          </table:table-cell>
          <table:table-cell office:value-type="time" office:time-value="PT11H33M51S" table:style-name="ce4">
            <text:p>11:33:5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style-name="ro1">
          <table:table-cell office:value-type="date" office:date-value="2021-01-31T00:00:00" table:style-name="ce2">
            <text:p>01/31/21</text:p>
          </table:table-cell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Chennai</text:p>
          </table:table-cell>
          <table:table-cell office:value-type="float" office:value="2543" table:style-name="ce1">
            <text:p>2543</text:p>
          </table:table-cell>
          <table:table-cell office:value-type="time" office:time-value="PT6H34M18S" table:style-name="ce4">
            <text:p>06:34:18 AM</text:p>
          </table:table-cell>
          <table:table-cell office:value-type="time" office:time-value="PT11H22M41S" table:style-name="ce4">
            <text:p>11:22:41 AM</text:p>
          </table:table-cell>
          <table:table-cell office:value-type="float" office:value="200" table:style-name="ce1">
            <text:p>200</text:p>
          </table:table-cell>
          <table:table-cell office:value-type="float" office:value="190" table:style-name="ce1">
            <text:p>190</text:p>
          </table:table-cell>
          <table:table-cell table:number-columns-repeated="246" table:style-name="ce3"/>
          <table:table-cell table:number-columns-repeated="16128" table:style-name="ce1"/>
        </table:table-row>
        <table:table-row table:number-rows-repeated="10473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5.0.3</meta:initial-creator>
    <dc:creator>Admin</dc:creator>
    <meta:creation-date>2020-12-02T19:45:07Z</meta:creation-date>
    <dc:date>2020-12-02T18:49:46Z</dc:date>
  </office:meta>
</office:document-meta>
</file>